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0becf4" officeooo:paragraph-rsid="000becf4" style:font-weight-asian="normal" style:font-weight-complex="normal"/>
    </style:style>
    <style:style style:name="P2" style:family="paragraph" style:parent-style-name="Standard" style:list-style-name="L1">
      <style:text-properties officeooo:rsid="0001111d" officeooo:paragraph-rsid="0001111d"/>
    </style:style>
    <style:style style:name="P3" style:family="paragraph" style:parent-style-name="Standard" style:list-style-name="L1">
      <style:text-properties officeooo:rsid="0001111d" officeooo:paragraph-rsid="00025100"/>
    </style:style>
    <style:style style:name="P4" style:family="paragraph" style:parent-style-name="Standard">
      <style:text-properties officeooo:rsid="0001111d" officeooo:paragraph-rsid="0001111d"/>
    </style:style>
    <style:style style:name="P5" style:family="paragraph" style:parent-style-name="Standard" style:list-style-name="L1">
      <style:text-properties fo:font-weight="normal" officeooo:rsid="00029f04" officeooo:paragraph-rsid="00029f04" style:font-weight-asian="normal" style:font-weight-complex="normal"/>
    </style:style>
    <style:style style:name="P6" style:family="paragraph" style:parent-style-name="Standard" style:list-style-name="L1">
      <style:text-properties fo:font-weight="normal" officeooo:rsid="00029f04" officeooo:paragraph-rsid="0004511c" style:font-weight-asian="normal" style:font-weight-complex="normal"/>
    </style:style>
    <style:style style:name="P7" style:family="paragraph" style:parent-style-name="Standard" style:list-style-name="L1">
      <style:text-properties fo:font-weight="normal" officeooo:rsid="0004511c" officeooo:paragraph-rsid="0004511c" style:font-weight-asian="normal" style:font-weight-complex="normal"/>
    </style:style>
    <style:style style:name="P8" style:family="paragraph" style:parent-style-name="Standard" style:list-style-name="L1">
      <style:text-properties fo:font-weight="normal" officeooo:rsid="00056735" officeooo:paragraph-rsid="00058e8d" style:font-weight-asian="normal" style:font-weight-complex="normal"/>
    </style:style>
    <style:style style:name="P9" style:family="paragraph" style:parent-style-name="Standard" style:list-style-name="L1">
      <style:text-properties fo:font-weight="normal" officeooo:rsid="000592c7" officeooo:paragraph-rsid="000592c7" style:font-weight-asian="normal" style:font-weight-complex="normal"/>
    </style:style>
    <style:style style:name="P10" style:family="paragraph" style:parent-style-name="Standard" style:list-style-name="L1">
      <style:text-properties fo:font-weight="normal" officeooo:rsid="0008811d" officeooo:paragraph-rsid="0008811d" style:font-weight-asian="normal" style:font-weight-complex="normal"/>
    </style:style>
    <style:style style:name="P11" style:family="paragraph" style:parent-style-name="Standard" style:list-style-name="L1">
      <style:text-properties fo:font-weight="normal" officeooo:rsid="000a31d2" officeooo:paragraph-rsid="000a31d2" style:font-weight-asian="normal" style:font-weight-complex="normal"/>
    </style:style>
    <style:style style:name="P12" style:family="paragraph" style:parent-style-name="Standard" style:list-style-name="L1">
      <style:text-properties fo:font-weight="normal" officeooo:rsid="000becf4" officeooo:paragraph-rsid="000becf4" style:font-weight-asian="normal" style:font-weight-complex="normal"/>
    </style:style>
    <style:style style:name="P13" style:family="paragraph" style:parent-style-name="Standard" style:list-style-name="L1">
      <style:text-properties fo:font-weight="normal" officeooo:rsid="000dddae" officeooo:paragraph-rsid="000dddae" style:font-weight-asian="normal" style:font-weight-complex="normal"/>
    </style:style>
    <style:style style:name="P14" style:family="paragraph" style:parent-style-name="Standard">
      <style:text-properties fo:font-weight="normal" officeooo:rsid="000dddae" officeooo:paragraph-rsid="000dddae" style:font-weight-asian="normal" style:font-weight-complex="normal"/>
    </style:style>
    <style:style style:name="P15" style:family="paragraph" style:parent-style-name="Standard" style:list-style-name="L1">
      <style:text-properties fo:font-weight="normal" officeooo:rsid="0011acc7" officeooo:paragraph-rsid="0011acc7" style:font-weight-asian="normal" style:font-weight-complex="normal"/>
    </style:style>
    <style:style style:name="P16" style:family="paragraph" style:parent-style-name="Standard" style:list-style-name="L2">
      <style:text-properties fo:font-weight="normal" officeooo:rsid="000bf7c0" officeooo:paragraph-rsid="000bf7c0" style:font-weight-asian="normal" style:font-weight-complex="normal"/>
    </style:style>
    <style:style style:name="P17" style:family="paragraph" style:parent-style-name="Standard" style:list-style-name="L2">
      <style:text-properties fo:font-weight="normal" officeooo:rsid="000f357a" officeooo:paragraph-rsid="000f357a" style:font-weight-asian="normal" style:font-weight-complex="normal"/>
    </style:style>
    <style:style style:name="P18" style:family="paragraph" style:parent-style-name="Standard" style:list-style-name="L3">
      <style:text-properties fo:font-weight="normal" officeooo:rsid="00153bb1" officeooo:paragraph-rsid="00153bb1" style:font-weight-asian="normal" style:font-weight-complex="normal"/>
    </style:style>
    <style:style style:name="P19" style:family="paragraph" style:parent-style-name="Standard" style:list-style-name="L4">
      <style:text-properties fo:font-weight="normal" officeooo:rsid="00153bb1" officeooo:paragraph-rsid="0015ad03" style:font-weight-asian="normal" style:font-weight-complex="normal"/>
    </style:style>
    <style:style style:name="P20" style:family="paragraph" style:parent-style-name="Standard" style:list-style-name="L1">
      <style:text-properties fo:font-weight="normal" officeooo:rsid="001747f3" officeooo:paragraph-rsid="001747f3" style:font-weight-asian="normal" style:font-weight-complex="normal"/>
    </style:style>
    <style:style style:name="P21" style:family="paragraph" style:parent-style-name="Standard" style:list-style-name="L4">
      <style:text-properties fo:font-weight="normal" officeooo:rsid="0018fcd0" officeooo:paragraph-rsid="0018fcd0" style:font-weight-asian="normal" style:font-weight-complex="normal"/>
    </style:style>
    <style:style style:name="P22" style:family="paragraph" style:parent-style-name="Standard" style:list-style-name="L4">
      <style:text-properties fo:font-weight="normal" officeooo:rsid="001ac00c" officeooo:paragraph-rsid="001ac00c" style:font-weight-asian="normal" style:font-weight-complex="normal"/>
    </style:style>
    <style:style style:name="P23" style:family="paragraph" style:parent-style-name="Standard" style:list-style-name="L4">
      <style:text-properties fo:font-weight="normal" officeooo:rsid="001bf798" officeooo:paragraph-rsid="001bf798" style:font-weight-asian="normal" style:font-weight-complex="normal"/>
    </style:style>
    <style:style style:name="P24" style:family="paragraph" style:parent-style-name="Standard" style:list-style-name="L4">
      <style:text-properties fo:font-weight="normal" officeooo:rsid="001ed074" officeooo:paragraph-rsid="001ed074" style:font-weight-asian="normal" style:font-weight-complex="normal"/>
    </style:style>
    <style:style style:name="P25" style:family="paragraph" style:parent-style-name="Standard" style:list-style-name="L4">
      <style:text-properties fo:font-weight="normal" officeooo:rsid="002164ab" officeooo:paragraph-rsid="002164ab" style:font-weight-asian="normal" style:font-weight-complex="normal"/>
    </style:style>
    <style:style style:name="P26" style:family="paragraph" style:parent-style-name="Standard" style:list-style-name="L4">
      <style:text-properties fo:font-weight="normal" officeooo:rsid="0022d5be" officeooo:paragraph-rsid="0022d5be" style:font-weight-asian="normal" style:font-weight-complex="normal"/>
    </style:style>
    <style:style style:name="P27" style:family="paragraph" style:parent-style-name="Standard" style:list-style-name="L4">
      <style:text-properties fo:font-weight="normal" officeooo:rsid="002305fb" officeooo:paragraph-rsid="002305fb" style:font-weight-asian="normal" style:font-weight-complex="normal"/>
    </style:style>
    <style:style style:name="P28" style:family="paragraph" style:parent-style-name="Standard" style:list-style-name="L4">
      <style:text-properties fo:font-weight="normal" officeooo:rsid="0024439d" officeooo:paragraph-rsid="0024439d" style:font-weight-asian="normal" style:font-weight-complex="normal"/>
    </style:style>
    <style:style style:name="P29" style:family="paragraph" style:parent-style-name="Standard" style:list-style-name="L4">
      <style:text-properties fo:font-weight="normal" officeooo:rsid="00257399" officeooo:paragraph-rsid="00257399" style:font-weight-asian="normal" style:font-weight-complex="normal"/>
    </style:style>
    <style:style style:name="P30" style:family="paragraph" style:parent-style-name="Standard" style:list-style-name="L4">
      <style:text-properties fo:font-weight="normal" officeooo:rsid="002778ac" officeooo:paragraph-rsid="002b183c" style:font-weight-asian="normal" style:font-weight-complex="normal"/>
    </style:style>
    <style:style style:name="P31" style:family="paragraph" style:parent-style-name="Standard" style:list-style-name="L4">
      <style:text-properties fo:font-weight="normal" officeooo:rsid="002778ac" officeooo:paragraph-rsid="002b3eb6" style:font-weight-asian="normal" style:font-weight-complex="normal"/>
    </style:style>
    <style:style style:name="P32" style:family="paragraph" style:parent-style-name="Standard" style:list-style-name="L4">
      <style:text-properties fo:font-weight="normal" officeooo:rsid="002bed80" officeooo:paragraph-rsid="002bed80" style:font-weight-asian="normal" style:font-weight-complex="normal"/>
    </style:style>
    <style:style style:name="P33" style:family="paragraph" style:parent-style-name="Standard">
      <style:text-properties fo:font-weight="normal" officeooo:rsid="002bed80" officeooo:paragraph-rsid="002bed80" style:font-weight-asian="normal" style:font-weight-complex="normal"/>
    </style:style>
    <style:style style:name="P34" style:family="paragraph" style:parent-style-name="Standard" style:list-style-name="L5">
      <style:text-properties fo:font-weight="normal" officeooo:rsid="002e7ddd" officeooo:paragraph-rsid="002e7ddd" style:font-weight-asian="normal" style:font-weight-complex="normal"/>
    </style:style>
    <style:style style:name="P35" style:family="paragraph" style:parent-style-name="Standard" style:list-style-name="L5">
      <style:text-properties fo:font-weight="normal" officeooo:rsid="002f9a96" officeooo:paragraph-rsid="002f9a96" style:font-weight-asian="normal" style:font-weight-complex="normal"/>
    </style:style>
    <style:style style:name="P36" style:family="paragraph" style:parent-style-name="Standard" style:list-style-name="L5">
      <style:text-properties fo:font-weight="normal" officeooo:rsid="00318d50" officeooo:paragraph-rsid="00332193" style:font-weight-asian="normal" style:font-weight-complex="normal"/>
    </style:style>
    <style:style style:name="P37" style:family="paragraph" style:parent-style-name="Standard" style:list-style-name="L4">
      <style:text-properties fo:font-weight="normal" officeooo:rsid="00332193" officeooo:paragraph-rsid="00332193" style:font-weight-asian="normal" style:font-weight-complex="normal"/>
    </style:style>
    <style:style style:name="P38" style:family="paragraph" style:parent-style-name="Standard" style:list-style-name="L4">
      <style:text-properties fo:font-weight="normal" officeooo:rsid="00337bbd" officeooo:paragraph-rsid="00337bbd" style:font-weight-asian="normal" style:font-weight-complex="normal"/>
    </style:style>
    <style:style style:name="P39" style:family="paragraph" style:parent-style-name="Standard">
      <style:text-properties fo:font-weight="bold" officeooo:rsid="000bf7c0" officeooo:paragraph-rsid="000bf7c0" style:font-weight-asian="bold" style:font-weight-complex="bold"/>
    </style:style>
    <style:style style:name="P40" style:family="paragraph" style:parent-style-name="Standard">
      <style:text-properties fo:font-weight="bold" officeooo:rsid="0014bde6" officeooo:paragraph-rsid="0014bde6" style:font-weight-asian="bold" style:font-weight-complex="bold"/>
    </style:style>
    <style:style style:name="P41" style:family="paragraph" style:parent-style-name="Standard">
      <style:text-properties fo:font-weight="bold" officeooo:rsid="002d7f27" officeooo:paragraph-rsid="002d7f27" style:font-weight-asian="bold" style:font-weight-complex="bold"/>
    </style:style>
    <style:style style:name="P42" style:family="paragraph" style:parent-style-name="Standard">
      <style:text-properties fo:font-size="14pt" fo:font-weight="bold" officeooo:rsid="000bf7c0" officeooo:paragraph-rsid="000bf7c0" style:font-size-asian="14pt" style:font-weight-asian="bold" style:font-size-complex="14pt" style:font-weight-complex="bold"/>
    </style:style>
    <style:style style:name="P43" style:family="paragraph" style:parent-style-name="Standard">
      <style:text-properties fo:color="#000000" fo:font-size="14pt" fo:font-weight="bold" officeooo:rsid="0014bde6" officeooo:paragraph-rsid="0015ad03" style:font-size-asian="14pt" style:font-weight-asian="bold" style:font-size-complex="14pt" style:font-weight-complex="bold"/>
    </style:style>
    <style:style style:name="T1" style:family="text">
      <style:text-properties officeooo:rsid="00025100"/>
    </style:style>
    <style:style style:name="T2" style:family="text">
      <style:text-properties fo:font-weight="bold" style:font-weight-asian="bold" style:font-weight-complex="bold"/>
    </style:style>
    <style:style style:name="T3" style:family="text">
      <style:text-properties fo:font-weight="bold" officeooo:rsid="00025100" style:font-weight-asian="bold" style:font-weight-complex="bold"/>
    </style:style>
    <style:style style:name="T4" style:family="text">
      <style:text-properties fo:font-weight="bold" officeooo:rsid="002b3eb6" style:font-weight-asian="bold" style:font-weight-complex="bold"/>
    </style:style>
    <style:style style:name="T5" style:family="text">
      <style:text-properties fo:font-weight="bold" officeooo:rsid="0030e7f0" style:font-weight-asian="bold" style:font-weight-complex="bold"/>
    </style:style>
    <style:style style:name="T6" style:family="text">
      <style:text-properties officeooo:rsid="0004511c"/>
    </style:style>
    <style:style style:name="T7" style:family="text">
      <style:text-properties officeooo:rsid="000ad04e"/>
    </style:style>
    <style:style style:name="T8" style:family="text">
      <style:text-properties officeooo:rsid="0010d6f4"/>
    </style:style>
    <style:style style:name="T9" style:family="text">
      <style:text-properties officeooo:rsid="00199031"/>
    </style:style>
    <style:style style:name="T10" style:family="text">
      <style:text-properties officeooo:rsid="001c9d2c"/>
    </style:style>
    <style:style style:name="T11" style:family="text">
      <style:text-properties officeooo:rsid="001fde7b"/>
    </style:style>
    <style:style style:name="T12" style:family="text">
      <style:text-properties officeooo:rsid="0025cc10"/>
    </style:style>
    <style:style style:name="T13" style:family="text">
      <style:text-properties officeooo:rsid="00294a2b"/>
    </style:style>
    <style:style style:name="T14" style:family="text">
      <style:text-properties officeooo:rsid="002b183c"/>
    </style:style>
    <style:style style:name="T15" style:family="text">
      <style:text-properties officeooo:rsid="002b3eb6"/>
    </style:style>
    <style:style style:name="T16" style:family="text">
      <style:text-properties fo:font-size="14pt" style:font-size-asian="14pt" style:font-size-complex="14pt"/>
    </style:style>
    <style:style style:name="T17" style:family="text">
      <style:text-properties officeooo:rsid="002f33f1"/>
    </style:style>
    <style:style style:name="T18" style:family="text">
      <style:text-properties officeooo:rsid="0030e7f0"/>
    </style:style>
    <style:style style:name="T19" style:family="text">
      <style:text-properties officeooo:rsid="0031d7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7056372478927696304" text:style-name="L1">
        <text:list-item>
          <text:p text:style-name="P2">Look up Marbach et al., 2012b</text:p>
        </text:list-item>
      </text:list>
      <text:p text:style-name="P4"/>
      <text:p text:style-name="P43">TF Occupancy</text:p>
      <text:list xml:id="list180559748484099" text:continue-numbering="true" text:style-name="L1">
        <text:list-item>
          <text:p text:style-name="P3">ChIP-seq was performed with antibodies directed against STAT3, IRF4, BATF, c-Maf, RORg, and p300 with cells cultured in Th0 and Th17 conditions for 48 hr, <text:span text:style-name="T1">when Th17-specifying TFs are simultaneously expressed or active </text:span><text:span text:style-name="T3">(Figure S1B)</text:span></text:p>
        </text:list-item>
        <text:list-item>
          <text:p text:style-name="P5">high-confidence bound regions were observed</text:p>
          <text:list>
            <text:list-item>
              <text:p text:style-name="P5">each TF in Th17</text:p>
            </text:list-item>
            <text:list-item>
              <text:p text:style-name="P6">BATF &amp; IRF4 in Th0</text:p>
            </text:list-item>
          </text:list>
        </text:list-item>
        <text:list-item>
          <text:p text:style-name="P6"><text:span text:style-name="T6">high degree of colocalization in Th17 cells</text:span> for Tfs <text:span text:style-name="T6"><text:s/>binding at key lineage-associated loci (Il17a, Il17f, Il12rb1, Il1r1, Rorc)</text:span></text:p>
        </text:list-item>
        <text:list-item>
          <text:p text:style-name="P7">merged TF binding peaks with summits that clustered in close proximity to each other (within 100 bp) to define putative cis regulatory modules (pCRM; Figure 1B)</text:p>
          <text:list>
            <text:list-item>
              <text:p text:style-name="P8">162,113 significant TF peaks clustered into 83,138 unique pCRMs</text:p>
            </text:list-item>
          </text:list>
        </text:list-item>
        <text:list-item>
          <text:p text:style-name="P9"><text:span text:style-name="T2">pCRM clustering</text:span> revealed</text:p>
          <text:list>
            <text:list-item>
              <text:p text:style-name="P9">co-occupancy by all five TFs in Th17 cells</text:p>
            </text:list-item>
            <text:list-item>
              <text:p text:style-name="P9">by IRF4 and BATF in Th0 cells</text:p>
            </text:list-item>
            <text:list-item>
              <text:p text:style-name="P10">not a result of TF binding enrichment expected near the TSSs (<text:span text:style-name="T7">&lt;</text:span>5kb)</text:p>
              <text:list>
                <text:list-item>
                  <text:p text:style-name="P11">~70% of the five-TF pCRMs localized to distal sites </text:p>
                </text:list-item>
              </text:list>
            </text:list-item>
            <text:list-item>
              <text:p text:style-name="P12">BATF and IRF4 showed a striking binding overlap regardless of occupancy by other Th17 TFs </text:p>
            </text:list-item>
          </text:list>
        </text:list-item>
        <text:list-item>
          <text:p text:style-name="P13">tested functional cooperativity of BATF and IRF4 binding in a cellular context</text:p>
          <text:list>
            <text:list-item>
              <text:p text:style-name="P13"><text:span text:style-name="T2"><text:s/>(KO?) ChIP-seq</text:span> for each TF in Th0- and Th17-polarized cells genetically deficient for the other TF. IRF4 and BATF occupancy was markedly reduced in Batf and Irf4 mutant cells, respectively</text:p>
            </text:list-item>
            <text:list-item>
              <text:p text:style-name="P15"><text:s/>The dependence between IRF4 and BATF was stronger at distal pCRMs, suggesting that additional factors binding near promoters compensate for the loss of either TF</text:p>
            </text:list-item>
          </text:list>
        </text:list-item>
        <text:list-item>
          <text:p text:style-name="P15">→ <text:span text:style-name="T2">HYPOTHESIS: suggests that IRF4 and BATF function as pioneer factors in nucleating binding of Th17 TFs upon cytokine-stimulated differentiation</text:span></text:p>
        </text:list-item>
        <text:list-item>
          <text:p text:style-name="P20">(...)</text:p>
        </text:list-item>
      </text:list>
      <text:p text:style-name="P14"/>
      <text:p text:style-name="P43">Network</text:p>
      <text:list xml:id="list835892452680693166" text:style-name="L4">
        <text:list-item>
          <text:p text:style-name="P21">TF ChIP-seq (direct targets) + RNA-seq of TF wt-vs.-ko Th17 cells (functional targets)</text:p>
        </text:list-item>
        <text:list-item>
          <text:p text:style-name="P19">ChIP p-values for peaks within 10kb <text:span text:style-name="T9">of gene body </text:span>were consolidated into genewide p-values</text:p>
        </text:list-item>
        <text:list-item>
          <text:p text:style-name="P22">KO-RNA-seq p-values were calculated based on target gene differential expression (DESeq)</text:p>
        </text:list-item>
        <text:list-item>
          <text:p text:style-name="P23">For each data set, p-values were mapped to r<text:span text:style-name="T2">ank-based scores between 0 </text:span><text:span text:style-name="T5">(least significant) </text:span><text:span text:style-name="T2">and 1 </text:span><text:span text:style-name="T5">(most significant)</text:span>→<text:span text:style-name="T10"> integrated ChIP and KO scores between 0 and 2 (sum) → highest scoring genes likely direct and functional</text:span></text:p>
        </text:list-item>
        <text:list-item>
          <text:p text:style-name="P24">High confidence TF-target interactions: <text:span text:style-name="T2">score &gt; 1.5 and FDR &lt; 10% </text:span>→<text:span text:style-name="T11"> visualized as causal network</text:span></text:p>
          <text:list>
            <text:list-item>
              <text:p text:style-name="P37">Rank-based quantile score (<text:a xlink:type="simple" xlink:href="http://stackoverflow.com/questions/7508229/how-to-create-a-column-with-a-quartile-rank">http://stackoverflow.com/questions/7508229/how-to-create-a-column-with-a-quartile-rank</text:a>)</text:p>
            </text:list-item>
            <text:list-item>
              <text:p text:style-name="P38">rank in DESCENDING order → rank(-x) in R</text:p>
            </text:list-item>
          </text:list>
        </text:list-item>
        <text:list-item>
          <text:p text:style-name="P25">Captures known relationships including</text:p>
          <text:list>
            <text:list-item>
              <text:p text:style-name="P25">RORc activation by STAT3, IRF4 and BATF</text:p>
            </text:list-item>
            <text:list-item>
              <text:p text:style-name="P26">feed-forward loops which reinforce RORc expression in response to TCR &amp; cytokine signals</text:p>
            </text:list-item>
            <text:list-item>
              <text:p text:style-name="P27">high interconnectivity among Tfs</text:p>
            </text:list-item>
            <text:list-item>
              <text:p text:style-name="P28"><text:soft-page-break/>positive feedback loops reinforcing expression of initiator TFs BATF, IRF4, and STAT3</text:p>
            </text:list-item>
            <text:list-item>
              <text:p text:style-name="P28">negative feedback loop (c-Maf to BATF) that limits response</text:p>
            </text:list-item>
            <text:list-item>
              <text:p text:style-name="P29">RORyt does not participate in stabilizing positive feedback relationships <text:span text:style-name="T12">(expression sensitive to changing environmental signals)</text:span></text:p>
            </text:list-item>
          </text:list>
        </text:list-item>
        <text:list-item>
          <text:p text:style-name="P30">Assess regulatory relationships between Th17 TFs with <text:span text:style-name="T2">heatmap</text:span> of <text:span text:style-name="T13">activating and repressing regulatory inputs</text:span></text:p>
          <text:list>
            <text:list-item>
              <text:p text:style-name="P31"><text:span text:style-name="T14">BATF, STAT3, IRF4 regulate largest number of genes</text:span></text:p>
            </text:list-item>
          </text:list>
        </text:list-item>
        <text:list-item>
          <text:p text:style-name="P31"><text:span text:style-name="T4">MODEL ISSUE?</text:span><text:span text:style-name="T15"> cMaf unexpectedly functions mainly as negative regulator in Th17 cells (Figures 3A and S4A), attenuating the expression of proinflammatory loci (e.g., Rora, Runx1, Il1r1, Ccr6, and Tnf) and globally repressing genes in pathways regulated by other core TFs (Figure 3D, i).</text:span> </text:p>
        </text:list-item>
        <text:list-item>
          <text:p text:style-name="P32">RORgt, the key lineage specifier, functions as an activator and a repressor within the network (Figure S4A).</text:p>
        </text:list-item>
      </text:list>
      <text:p text:style-name="P33"/>
      <text:p text:style-name="P41"><text:span text:style-name="T16">Data Integration</text:span></text:p>
      <text:list xml:id="list2490964941139286684" text:style-name="L5">
        <text:list-item>
          <text:p text:style-name="P34">ChIP and KO data is accurate but lacks regulatory information <text:span text:style-name="T17">for other Tfs</text:span></text:p>
        </text:list-item>
        <text:list-item>
          <text:p text:style-name="P35">two more datasets (time-series RNAseq and Immgen microarray)</text:p>
        </text:list-item>
        <text:list-item>
          <text:p text:style-name="P36">Validation by recovering 74 literature-curated Th17-relevant genes (Table S1 / <text:span text:style-name="T19">mmc2.xlsx</text:span>)</text:p>
        </text:list-item>
      </text:list>
      <text:p text:style-name="P1"/>
      <text:p text:style-name="P42">General Paper Steps</text:p>
      <text:p text:style-name="P39"/>
      <text:p text:style-name="P40">TF Occupancy</text:p>
      <text:list xml:id="list5576524856268663025" text:style-name="L2">
        <text:list-item>
          <text:p text:style-name="P16">pCRM analysis (occupancy of Tfs) →<text:span text:style-name="T8"> Figures 1x</text:span></text:p>
        </text:list-item>
        <text:list-item>
          <text:p text:style-name="P17">KO ChIP-seq for IRF4 an BATF functional cooperativity →<text:span text:style-name="T8"> Figures 2x</text:span></text:p>
        </text:list-item>
      </text:list>
      <text:p text:style-name="P40">Network</text:p>
      <text:list xml:id="list416397367901661012" text:style-name="L3">
        <text:list-item>
          <text:p text:style-name="P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5:14:11.648609722</meta:creation-date>
    <dc:date>2017-02-24T18:05:59.531397590</dc:date>
    <meta:editing-duration>PT2H36M15S</meta:editing-duration>
    <meta:editing-cycles>52</meta:editing-cycles>
    <meta:generator>LibreOffice/4.1.6.2$Linux_X86_64 LibreOffice_project/410m0$Build-2</meta:generator>
    <meta:document-statistic meta:table-count="0" meta:image-count="0" meta:object-count="0" meta:page-count="2" meta:paragraph-count="49" meta:word-count="604" meta:character-count="3779" meta:non-whitespace-character-count="3260"/>
  </office:meta>
</office:document-meta>
</file>